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ce2"/>
        <table:table-row table:style-name="ro1">
          <table:table-cell table:number-columns-repeated="11"/>
          <table:table-cell table:style-name="Default"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réation des nœud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81">
            <text:p>181</text:p>
          </table:table-cell>
          <table:table-cell office:value-type="float" office:value="774">
            <text:p>774</text:p>
          </table:table-cell>
          <table:table-cell office:value-type="float" office:value="1474">
            <text:p>1474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Création des arcs</text:p>
          </table:table-cell>
          <table:table-cell office:value-type="float" office:value="46">
            <text:p>46</text:p>
          </table:table-cell>
          <table:table-cell office:value-type="float" office:value="235">
            <text:p>235</text:p>
          </table:table-cell>
          <table:table-cell office:value-type="float" office:value="1481">
            <text:p>1481</text:p>
          </table:table-cell>
          <table:table-cell office:value-type="float" office:value="4944">
            <text:p>4944</text:p>
          </table:table-cell>
          <table:table-cell office:value-type="float" office:value="11303">
            <text:p>1130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94">
            <text:p>194</text:p>
          </table:table-cell>
          <table:table-cell office:value-type="float" office:value="234">
            <text:p>234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Liste des nœud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Liste des arcs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620">
            <text:p>62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223">
            <text:p>223</text:p>
          </table:table-cell>
          <table:table-cell office:value-type="float" office:value="2476">
            <text:p>2476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Acyclicité</text:p>
          </table:table-cell>
          <table:table-cell office:value-type="float" office:value="73">
            <text:p>73</text:p>
          </table:table-cell>
          <table:table-cell office:value-type="float" office:value="2446">
            <text:p>2446</text:p>
          </table:table-cell>
          <table:table-cell office:value-type="float" office:value="18434">
            <text:p>18434</text:p>
          </table:table-cell>
          <table:table-cell table:style-name="ce1" office:value-type="float" office:value="67283">
            <text:p>67283</text:p>
          </table:table-cell>
          <table:table-cell office:value-type="float" office:value="151267">
            <text:p>151267</text:p>
          </table:table-cell>
          <table:table-cell office:value-type="float" office:value="82">
            <text:p>82</text:p>
          </table:table-cell>
          <table:table-cell office:value-type="float" office:value="2531">
            <text:p>2531</text:p>
          </table:table-cell>
          <table:table-cell office:value-type="float" office:value="19594">
            <text:p>19594</text:p>
          </table:table-cell>
          <table:table-cell office:value-type="float" office:value="67823">
            <text:p>67823</text:p>
          </table:table-cell>
          <table:table-cell office:value-type="float" office:value="160414">
            <text:p>160414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Simplicité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office:value-type="float" office:value="438">
            <text:p>438</text:p>
          </table:table-cell>
          <table:table-cell office:value-type="float" office:value="3872">
            <text:p>3872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  <table:table-cell office:value-type="float" office:value="1912">
            <text:p>1912</text:p>
          </table:table-cell>
          <table:table-cell office:value-type="float" office:value="10397">
            <text:p>10397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Connexité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 office:value-type="float" office:value="387">
            <text:p>387</text:p>
          </table:table-cell>
          <table:table-cell office:value-type="float" office:value="835">
            <text:p>835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217">
            <text:p>217</text:p>
          </table:table-cell>
          <table:table-cell office:value-type="float" office:value="403">
            <text:p>403</text:p>
          </table:table-cell>
          <table:table-cell office:value-type="float" office:value="2882">
            <text:p>2882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Successeur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Prédécesseur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Liste des arcs sortan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Liste des arcs entrant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137">
            <text:p>137</text:p>
          </table:table-cell>
          <table:table-cell office:value-type="float" office:value="458">
            <text:p>458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office:value-type="float" office:value="1940">
            <text:p>194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168">
            <text:p>168</text:p>
          </table:table-cell>
          <table:table-cell office:value-type="float" office:value="307">
            <text:p>307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Suppression des arcs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float" office:value="1119">
            <text:p>1119</text:p>
          </table:table-cell>
          <table:table-cell office:value-type="float" office:value="3756">
            <text:p>3756</text:p>
          </table:table-cell>
          <table:table-cell office:value-type="float" office:value="9583">
            <text:p>958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151">
            <text:p>151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>
          <table:table-cell office:value-type="string">
            <text:p>Suppression des nœuds</text:p>
          </table:table-cell>
          <table:table-cell office:value-type="float" office:value="58">
            <text:p>58</text:p>
          </table:table-cell>
          <table:table-cell office:value-type="float" office:value="1243">
            <text:p>1243</text:p>
          </table:table-cell>
          <table:table-cell office:value-type="float" office:value="7737">
            <text:p>7737</text:p>
          </table:table-cell>
          <table:table-cell office:value-type="float" office:value="24674">
            <text:p>24674</text:p>
          </table:table-cell>
          <table:table-cell office:value-type="float" office:value="60565">
            <text:p>6056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532">
            <text:p>532</text:p>
          </table:table-cell>
          <table:table-cell office:value-type="float" office:value="2138">
            <text:p>2138</text:p>
          </table:table-cell>
          <table:table-cell office:value-type="float" office:value="5214">
            <text:p>5214</text:p>
          </table:table-cell>
          <table:table-cell office:value-type="string">
            <text:p>Liste</text:p>
          </table:table-cell>
          <table:table-cell office:value-type="string">
            <text:p>Matrice</text:p>
          </table:table-cell>
        </table:table-row>
        <table:table-row table:style-name="ro1" table:number-rows-repeated="4">
          <table:table-cell table:number-columns-repeated="11"/>
          <table:table-cell table:style-name="Default" table:number-columns-repeated="2"/>
        </table:table-row>
        <table:table-row table:style-name="ro1">
          <table:table-cell table:number-columns-repeated="2"/>
          <table:table-cell>
            <draw:frame table:end-cell-address="Feuille1.J42" table:end-x="0.181cm" table:end-y="0.214cm" draw:z-index="0" draw:style-name="gr1" svg:width="16cm" svg:height="8.997cm" svg:x="1.849cm" svg:y="0.214cm">
              <draw:object draw:notify-on-update-of-ranges="Feuille1.A2:Feuille1.A2 Feuille1.G2:Feuille1.K2 Feuille1.B3:Feuille1.F3 Feuille1.M3:Feuille1.M3 Feuille1.G3:Feuille1.K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 table:number-columns-repeated="2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19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RINCE</meta:initial-creator>
    <meta:creation-date>2011-11-08T17:56:00</meta:creation-date>
    <dc:date>2011-11-08T19:38:28</dc:date>
    <dc:creator>Romain RINCE</dc:creator>
    <meta:editing-duration>PT1H42M28S</meta:editing-duration>
    <meta:editing-cycles>5</meta:editing-cycles>
    <meta:generator>LibreOffice/3.3$Linux LibreOffice_project/330m19$Build-301</meta:generator>
    <meta:document-statistic meta:table-count="3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line" chart:style-name="ch1">
        <chart:legend chart:legend-position="end" svg:x="14.053cm" svg:y="3.979cm" chart:style-name="ch2"/>
        <chart:plot-area chart:style-name="ch3" table:cell-range-address="Feuille1.A2:Feuille1.A2 Feuille1.G2:Feuille1.K3 Feuille1.B3:Feuille1.F3 Feuille1.M3:Feuille1.M3" chart:data-source-has-labels="both" svg:x="0.77cm" svg:y="0.851cm" svg:width="12.644cm" svg:height="7.548cm">
          <chartooo:coordinate-region svg:x="1.763cm" svg:y="1.051cm" svg:width="11.28cm" svg:height="6.701cm"/>
          <chart:axis chart:dimension="x" chart:name="primary-x" chart:style-name="ch4">
            <chart:categories table:cell-range-address="Feuille1.G2:Feuille1.K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F3" chart:class="chart:line">
            <chart:data-point chart:repeated="5"/>
          </chart:series>
          <chart:series chart:style-name="ch7" chart:values-cell-range-address="Feuille1.G3:Feuille1.K3" chart:label-cell-address="Feuille1.M3:Feuille1.M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1500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Feuille1.B3:Feuille1.F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rice</text:p>
                <draw:g>
                  <svg:desc>Feuille1.M3:Feuille1.M3</svg:desc>
                </draw:g>
              </table:table-cell>
              <table:table-cell office:value-type="float" office:value="17">
                <text:p>17</text:p>
                <draw:g>
                  <svg:desc>Feuille1.G3:Feuille1.K3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181">
                <text:p>181</text:p>
              </table:table-cell>
              <table:table-cell office:value-type="float" office:value="774">
                <text:p>774</text:p>
              </table:table-cell>
              <table:table-cell office:value-type="float" office:value="1474">
                <text:p>1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